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9.41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office:value-type="string" table:style-name="ce1">
            <text:p>es_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office:value-type="string" table:style-name="ce1">
            <text:p>presiona el bot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office:value-type="string" table:style-name="ce1">
            <text:p>Poder ultim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office:value-type="string" table:style-name="ce1">
            <text:p>Tiempo De Finaliz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office:value-type="string" table:style-name="ce1">
            <text:p>Hits Toma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office:value-type="string" table:style-name="ce1">
            <text:p>Tiempo Final Para Borr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office:value-type="string" table:style-name="ce1">
            <text:p>Café de Machc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office:value-type="string" table:style-name="ce1">
            <text:p>Columnas Antigu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office:value-type="string" table:style-name="ce1">
            <text:p>Habitación bá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office:value-type="string" table:style-name="ce1">
            <text:p>El Chef De Hier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office:value-type="string" table:style-name="ce1">
            <text:p>Bodega Del 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office:value-type="string" table:style-name="ce1">
            <text:p>Tesoros Húme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office:value-type="string" table:style-name="ce1">
            <text:p>Limo De La Muer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office:value-type="string" table:style-name="ce1">
            <text:p>Biblioteca Peligro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office:value-type="string" table:style-name="ce1">
            <text:p>Peligro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office:value-type="string" table:style-name="ce1">
            <text:p>Incinerador De Libr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office:value-type="string" table:style-name="ce1">
            <text:p>Esfera Del Bibliotec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office:value-type="string" table:style-name="ce1">
            <text:p>Ojos Azules, Fantasma Marr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office:value-type="string" table:style-name="ce1">
            <text:p>El Est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</text:p>
          </table:table-cell>
          <table:table-cell office:value-type="string" table:style-name="ce1">
            <text:p>R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office:value-type="string" table:style-name="ce1">
            <text:p>Tiempo 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office:value-type="string" table:style-name="ce1">
            <text:p>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office:value-type="string" table:style-name="ce1">
            <text:p>Continu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office:value-type="string" table:style-name="ce1">
            <text:p>Pau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office:value-type="string" table:style-name="ce1">
            <text:p>Bola De Fue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office:value-type="string" table:style-name="ce1">
            <text:p>Embestida Meteori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office:value-type="string" table:style-name="ce1">
            <text:p>Soni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office:value-type="string" table:style-name="ce1">
            <text:p>Opcio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Gamep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office:value-type="string" table:style-name="ce1">
            <text:p>Tecl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office:value-type="string" table:style-name="ce1">
            <text:p>Efec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office:value-type="string" table:style-name="ce1">
            <text:p>Mú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Exit Game</text:p>
          </table:table-cell>
          <table:table-cell office:value-type="string" table:style-name="ce1">
            <text:p>Sulje peli</text:p>
          </table:table-cell>
          <table:table-cell office:value-type="string" table:style-name="ce1">
            <text:p>Dej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office:value-type="string" table:style-name="ce1">
            <text:p>Nivel Seleccio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office:value-type="string" table:style-name="ce1">
            <text:p>Juego 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office:value-type="string" table:style-name="ce1">
            <text:p>Crédi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office:value-type="string" table:style-name="ce1">
            <text:p>Forjar La Fu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office:value-type="string" table:style-name="ce1">
            <text:p>Regres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office:value-type="string" table:style-name="ce1">
            <text:p>Presiona Cualquier Tec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office:value-type="string" table:style-name="ce1">
            <text:p>Almacenamiento De Column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office:value-type="string" table:style-name="ce1">
            <text:p>Metal Wiz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office:value-type="string" table:style-name="ce1">
            <text:p>Desarrollad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office:value-type="string" table:style-name="ce1">
            <text:p>Contribuy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office:value-type="string" table:style-name="ce1">
            <text:p>Archi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office:value-type="string" table:style-name="ce1">
            <text:p>Mago De Batal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office:value-type="string" table:style-name="ce1">
            <text:p>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office:value-type="string" table:style-name="ce1">
            <text:p>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office:value-type="string" table:style-name="ce1">
            <text:p>Principia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LEVELSELECT</text:p>
          </table:table-cell>
          <table:table-cell office:value-type="string" table:style-name="ce1">
            <text:p>Cellar Wing</text:p>
          </table:table-cell>
          <table:table-cell office:value-type="string" table:style-name="ce1">
            <text:p>Kellarisiipi</text:p>
          </table:table-cell>
          <table:table-cell office:value-type="string" table:style-name="ce1">
            <text:p>Bodeg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LEVELSELECT</text:p>
          </table:table-cell>
          <table:table-cell office:value-type="string" table:style-name="ce1">
            <text:p>Kitchen Wing</text:p>
          </table:table-cell>
          <table:table-cell office:value-type="string" table:style-name="ce1">
            <text:p>Keittiösiipi</text:p>
          </table:table-cell>
          <table:table-cell office:value-type="string" table:style-name="ce1">
            <text:p>Coc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LEVELSELECT</text:p>
          </table:table-cell>
          <table:table-cell office:value-type="string" table:style-name="ce1">
            <text:p>Library Wing</text:p>
          </table:table-cell>
          <table:table-cell office:value-type="string" table:style-name="ce1">
            <text:p>Kirjastosiipi</text:p>
          </table:table-cell>
          <table:table-cell office:value-type="string" table:style-name="ce1">
            <text:p>Bibliote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LAYGA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Aloita</text:p>
          </table:table-cell>
          <table:table-cell office:value-type="string" table:style-name="ce1">
            <text:p>Comienz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TOTITLE</text:p>
          </table:table-cell>
          <table:table-cell office:value-type="string" table:style-name="ce1">
            <text:p>Quit to Title</text:p>
          </table:table-cell>
          <table:table-cell office:value-type="string" table:style-name="ce1">
            <text:p>Päävalikkoon</text:p>
          </table:table-cell>
          <table:table-cell office:value-type="string" table:style-name="ce1">
            <text:p>Al menú principal</text:p>
          </table:table-cell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Janne Forsell</meta:initial-creator>
    <dc:creator>Janne Forsell</dc:creator>
    <meta:creation-date>2017-02-19T22:46:20Z</meta:creation-date>
    <dc:date>2017-05-01T11:17:58Z</dc:date>
  </office:meta>
</office:document-meta>
</file>